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4" style:family="paragraph" style:parent-style-name="Text_20_body">
      <loext:graphic-properties draw:fill="solid" draw:fill-color="#ffcc99" draw:opacity="100%"/>
      <style:paragraph-properties fo:text-align="center" style:justify-single-word="false" fo:background-color="#ffcc99"/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5" style:family="paragraph" style:parent-style-name="Text_20_body">
      <loext:graphic-properties draw:fill="solid" draw:fill-color="#ffcc99" draw:opacity="100%"/>
      <style:paragraph-properties fo:margin-top="0cm" fo:margin-bottom="0cm" loext:contextual-spacing="false" fo:text-align="center" style:justify-single-word="false" fo:background-color="#ffcc99"/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none" fo:font-weight="normal" officeooo:paragraph-rsid="002a52a2" style:font-weight-asian="normal" style:font-weight-complex="normal"/>
    </style:style>
    <style:style style:name="P7" style:family="paragraph" style:parent-style-name="Standard">
      <style:paragraph-properties fo:margin-top="0cm" fo:margin-bottom="0.21cm" loext:contextual-spacing="false"/>
      <style:text-properties style:font-name="Trebuchet MS" style:text-underline-style="none" fo:font-weight="normal" officeooo:paragraph-rsid="002a52a2" style:font-weight-asian="normal" style:font-weight-complex="normal"/>
    </style:style>
    <style:style style:name="P8" style:family="paragraph" style:parent-style-name="Standard">
      <style:paragraph-properties fo:margin-top="0cm" fo:margin-bottom="0cm" loext:contextual-spacing="false"/>
      <style:text-properties style:font-name="Trebuchet MS" style:text-underline-style="none" fo:font-weight="normal" officeooo:paragraph-rsid="002a52a2" style:font-weight-asian="normal" style:font-weight-complex="normal"/>
    </style:style>
    <style:style style:name="P9" style:family="paragraph" style:parent-style-name="Heading_20_1">
      <loext:graphic-properties draw:fill="solid" draw:fill-color="#ff9999" draw:opacity="100%"/>
      <style:paragraph-properties fo:text-align="center" style:justify-single-word="false" fo:background-color="#ff9999"/>
      <style:text-properties style:use-window-font-color="true" style:text-underline-style="solid" style:text-underline-width="auto" style:text-underline-color="font-color"/>
    </style:style>
    <style:style style:name="P10" style:family="paragraph" style:parent-style-name="Heading_20_1">
      <loext:graphic-properties draw:fill="solid" draw:fill-color="#ff9999" draw:opacity="100%"/>
      <style:paragraph-properties fo:margin-top="0.42cm" fo:margin-bottom="0cm" loext:contextual-spacing="false" fo:text-align="center" style:justify-single-word="false" fo:background-color="#ff9999"/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11" style:family="paragraph" style:parent-style-name="Text_20_body">
      <style:paragraph-properties fo:margin-top="0cm" fo:margin-bottom="0.21cm" loext:contextual-spacing="false" fo:text-align="start" style:justify-single-word="false"/>
      <style:text-properties officeooo:paragraph-rsid="0028f3b7"/>
    </style:style>
    <style:style style:name="P12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3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none" fo:font-weight="normal" officeooo:paragraph-rsid="002a52a2" style:font-weight-asian="normal" style:font-weight-complex="normal"/>
    </style:style>
    <style:style style:name="P14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none" fo:font-weight="normal" officeooo:paragraph-rsid="00278a83" style:font-weight-asian="normal" style:font-weight-complex="normal"/>
    </style:style>
    <style:style style:name="P15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none" fo:font-weight="normal" officeooo:paragraph-rsid="0019f1b7" style:font-weight-asian="normal" style:font-weight-complex="normal"/>
    </style:style>
    <style:style style:name="P16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officeooo:paragraph-rsid="0019f1b7" style:font-weight-asian="bold" style:font-weight-complex="bold"/>
    </style:style>
    <style:style style:name="P18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officeooo:paragraph-rsid="0026a630" style:font-weight-asian="bold" style:font-weight-complex="bold"/>
    </style:style>
    <style:style style:name="P19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officeooo:paragraph-rsid="00278a83" style:font-weight-asian="bold" style:font-weight-complex="bold"/>
    </style:style>
    <style:style style:name="P20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officeooo:paragraph-rsid="002a52a2" style:font-weight-asian="bold" style:font-weight-complex="bold"/>
    </style:style>
    <style:style style:name="P21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none" fo:font-weight="normal" officeooo:paragraph-rsid="002a52a2" style:font-weight-asian="normal" style:font-weight-complex="normal"/>
    </style:style>
    <style:style style:name="P22" style:family="paragraph" style:parent-style-name="List_20_Paragraph" style:list-style-name="WWNum1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none" fo:font-weight="normal" officeooo:paragraph-rsid="00278a83" style:font-weight-asian="normal" style:font-weight-complex="normal"/>
    </style:style>
    <style:style style:name="P23" style:family="paragraph" style:parent-style-name="List_20_Paragraph" style:list-style-name="WWNum1">
      <style:paragraph-properties fo:margin-top="0cm" fo:margin-bottom="0.21cm" loext:contextual-spacing="false"/>
      <style:text-properties style:font-name="Trebuchet MS" officeooo:paragraph-rsid="0028f3b7"/>
    </style:style>
    <style:style style:name="P24" style:family="paragraph" style:parent-style-name="List_20_Paragraph" style:list-style-name="WWNum1">
      <style:paragraph-properties fo:margin-top="0cm" fo:margin-bottom="0.21cm" loext:contextual-spacing="false"/>
      <style:text-properties style:font-name="Trebuchet MS" officeooo:paragraph-rsid="00278a83"/>
    </style:style>
    <style:style style:name="P25" style:family="paragraph" style:parent-style-name="List_20_Paragraph" style:list-style-name="WWNum1">
      <style:paragraph-properties fo:margin-top="0cm" fo:margin-bottom="0.21cm" loext:contextual-spacing="false"/>
      <style:text-properties style:font-name="Trebuchet MS" officeooo:paragraph-rsid="002a52a2"/>
    </style:style>
    <style:style style:name="P26" style:family="paragraph" style:parent-style-name="List_20_Paragraph">
      <style:paragraph-properties fo:margin-top="0cm" fo:margin-bottom="0.21cm" loext:contextual-spacing="false"/>
      <style:text-properties style:font-name="Trebuchet MS" officeooo:paragraph-rsid="0028f3b7"/>
    </style:style>
    <style:style style:name="P27" style:family="paragraph" style:parent-style-name="List_20_Paragraph" style:list-style-name="WWNum1">
      <style:text-properties style:font-name="Trebuchet MS" officeooo:paragraph-rsid="00278a83"/>
    </style:style>
    <style:style style:name="P28" style:family="paragraph" style:parent-style-name="List_20_Paragraph" style:list-style-name="WWNum1">
      <style:text-properties style:font-name="Trebuchet MS" officeooo:paragraph-rsid="0028f3b7"/>
    </style:style>
    <style:style style:name="P29" style:family="paragraph" style:parent-style-name="List_20_Paragraph" style:list-style-name="WWNum1">
      <style:paragraph-properties fo:margin-top="0cm" fo:margin-bottom="0.28cm" loext:contextual-spacing="false"/>
      <style:text-properties style:font-name="Trebuchet MS" officeooo:paragraph-rsid="0028f3b7"/>
    </style:style>
    <style:style style:name="P30" style:family="paragraph" style:parent-style-name="List_20_Paragraph" style:list-style-name="WWNum1">
      <style:paragraph-properties fo:margin-top="0cm" fo:margin-bottom="0cm" loext:contextual-spacing="false"/>
      <style:text-properties style:font-name="Trebuchet MS" officeooo:paragraph-rsid="0028f3b7"/>
    </style:style>
    <style:style style:name="P31" style:family="paragraph" style:parent-style-name="List_20_Paragraph" style:list-style-name="WWNum1">
      <style:paragraph-properties fo:margin-top="0cm" fo:margin-bottom="0cm" loext:contextual-spacing="false"/>
      <style:text-properties style:font-name="Trebuchet MS" officeooo:paragraph-rsid="00278a83"/>
    </style:style>
    <style:style style:name="T1" style:family="text">
      <style:text-properties officeooo:rsid="0019f1b7"/>
    </style:style>
    <style:style style:name="T2" style:family="text">
      <style:text-properties style:use-window-font-color="true" style:font-name="Trebuchet MS" fo:font-size="12pt" style:text-underline-style="solid" style:text-underline-width="auto" style:text-underline-color="font-color" fo:font-weight="bold" officeooo:rsid="00260e3a" style:font-size-asian="12pt" style:font-weight-asian="bold" style:font-size-complex="12pt" style:font-weight-complex="bold"/>
    </style:style>
    <style:style style:name="T3" style:family="text">
      <style:text-properties style:use-window-font-color="true" style:font-name="Trebuchet MS" fo:font-size="12pt" style:text-underline-style="solid" style:text-underline-width="auto" style:text-underline-color="font-color" fo:font-weight="bold" officeooo:rsid="00278a83" style:font-size-asian="12pt" style:font-weight-asian="bold" style:font-size-complex="12pt" style:font-weight-complex="bold"/>
    </style:style>
    <style:style style:name="T4" style:family="text">
      <style:text-properties style:use-window-font-color="true" style:font-name="Trebuchet M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5" style:family="text">
      <style:text-properties style:use-window-font-color="true" style:font-name="Trebuchet MS" fo:font-size="12pt" style:text-underline-style="none" fo:font-weight="bold" style:font-size-asian="12pt" style:font-weight-asian="bold" style:font-size-complex="12pt" style:font-weight-complex="bold"/>
    </style:style>
    <style:style style:name="T6" style:family="text">
      <style:text-properties officeooo:rsid="00252dc2"/>
    </style:style>
    <style:style style:name="T7" style:family="text">
      <style:text-properties officeooo:rsid="00260e3a"/>
    </style:style>
    <style:style style:name="T8" style:family="text">
      <style:text-properties officeooo:rsid="0026a630"/>
    </style:style>
    <style:style style:name="T9" style:family="text">
      <style:text-properties style:font-name-complex="Calibri2"/>
    </style:style>
    <style:style style:name="T10" style:family="text">
      <style:text-properties style:font-name-complex="Calibri2"/>
    </style:style>
    <style:style style:name="T11" style:family="text">
      <style:text-properties officeooo:rsid="00278a83" style:font-name-complex="Calibri2"/>
    </style:style>
    <style:style style:name="T12" style:family="text">
      <style:text-properties officeooo:rsid="0028f3b7" style:font-name-complex="Calibri2"/>
    </style:style>
    <style:style style:name="T13" style:family="text">
      <style:text-properties officeooo:rsid="0028f3b7" style:font-name-complex="Calibri2"/>
    </style:style>
    <style:style style:name="T14" style:family="text">
      <style:text-properties officeooo:rsid="002a52a2" style:font-name-complex="Calibri2"/>
    </style:style>
    <style:style style:name="T15" style:family="text">
      <style:text-properties officeooo:rsid="002ab4da" style:font-name-complex="Calibri2"/>
    </style:style>
    <style:style style:name="T16" style:family="text">
      <style:text-properties fo:font-style="italic" style:font-style-asian="italic" style:font-name-complex="Calibri2" style:font-style-complex="italic"/>
    </style:style>
    <style:style style:name="T17" style:family="text">
      <style:text-properties style:font-name="Trebuchet MS"/>
    </style:style>
    <style:style style:name="T18" style:family="text">
      <style:text-properties style:font-name="Trebuchet MS" fo:font-style="italic" style:font-style-asian="italic" style:font-style-complex="italic"/>
    </style:style>
    <style:style style:name="T19" style:family="text">
      <style:text-properties style:font-name="Trebuchet MS" fo:font-style="italic" officeooo:rsid="0028f3b7" style:font-style-asian="italic" style:font-style-complex="italic"/>
    </style:style>
    <style:style style:name="T20" style:family="text">
      <style:text-properties style:font-name="Trebuchet MS" officeooo:rsid="0028f3b7"/>
    </style:style>
    <style:style style:name="T21" style:family="text">
      <style:text-properties officeooo:rsid="002a52a2"/>
    </style:style>
    <style:style style:name="T22" style:family="text">
      <style:text-properties officeooo:rsid="002caa3a"/>
    </style:style>
    <style:style style:name="T23" style:family="text">
      <style:text-properties officeooo:rsid="002e38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Projet <text:span text:style-name="T1">3</text:span> : <text:span text:style-name="T6">Rapport de spécification</text:span></text:h>
      <text:h text:style-name="P10" text:outline-level="1"><text:span text:style-name="T1">10</text:span>/0<text:span text:style-name="T1">4</text:span>/2019</text:h>
      <text:p text:style-name="P2"/>
      <text:p text:style-name="P4">Équipe :</text:p>
      <text:p text:style-name="P5"><text:span text:style-name="T6">Robin CALLET</text:span> (Chef de projet)</text:p>
      <text:p text:style-name="P5"><text:span text:style-name="T1">Valentin</text:span> <text:span text:style-name="T1">PICQUENDAR</text:span></text:p>
      <text:p text:style-name="P5">Salim ZEMRI</text:p>
      <text:p text:style-name="P5"><text:span text:style-name="T1">Matthieu</text:span> <text:span text:style-name="T1">CARTERON</text:span></text:p>
      <text:p text:style-name="P3"/>
      <text:p text:style-name="P11"><text:span text:style-name="T2">Le c</text:span><text:span text:style-name="T3">ahier des charges</text:span><text:span text:style-name="T4"> :</text:span></text:p>
      <text:p text:style-name="P11"><text:span text:style-name="T5"><text:tab/></text:span><text:span text:style-name="T17">L’entreprise possède 4 bâtiments : Le </text:span><text:span text:style-name="T19">P</text:span><text:span text:style-name="T18">rincipal</text:span><text:span text:style-name="T17">, l’</text:span><text:span text:style-name="T18">Est</text:span><text:span text:style-name="T17">, l’</text:span><text:span text:style-name="T18">Ouest</text:span><text:span text:style-name="T17">, </text:span><text:span text:style-name="T20">et </text:span><text:span text:style-name="T17">la salle <text:tab/>informatique. </text:span><text:span text:style-name="T20">En parallèle, une </text:span><text:span text:style-name="T19">Agence</text:span><text:span text:style-name="T20">, un </text:span><text:span text:style-name="T19">Data-center</text:span><text:span text:style-name="T20"> et un </text:span><text:span text:style-name="T19">Site Secondaire</text:span><text:span text:style-name="T20"> tous <text:tab/>les trois en marge de la ville.</text:span></text:p>
      <text:list xml:id="list4162773026" text:style-name="WWNum1">
        <text:list-header>
          <text:p text:style-name="P28">Le site compte 12 services.</text:p>
          <text:p text:style-name="P30">222 personnes travailleront sur les trois bâtiments.</text:p>
          <text:p text:style-name="P29">Le réseau aura une redondance quasi-parfaite.</text:p>
          <text:p text:style-name="P31">Un serveur DHCP pour l’ensemble des configurations TCP/IP du site.</text:p>
          <text:p text:style-name="P31">Les accès aux équipements d’interconnexion doit être envisagé.</text:p>
          <text:p text:style-name="P23">Les employés doivent avoir accès à leurs mails et s’en échanger.</text:p>
          <text:p text:style-name="P30">Les services doivent pourvoir communiquer.</text:p>
          <text:p text:style-name="P31">VLAN / service &amp; VLAN d’administration. </text:p>
          <text:p text:style-name="P31">Informaticiens devront avoir accéder au serveur « FTP Recherche » de la salle informatique du site principal. Les autres salariés n’auront pas les accès.</text:p>
          <text:p text:style-name="P25"><text:span text:style-name="T9">Les différents services informatiques (support/infrastructure/développement) devront être autorisés à échanger sur l’ensemble des protocoles.</text:span></text:p>
          <text:p text:style-name="P25"><text:span text:style-name="T16">Bâtiment secondaire :</text:span></text:p>
          <text:list>
            <text:list-header>
              <text:p text:style-name="P27"><text:span text:style-name="T9">Le service logistique ne pourra accéder à internet. </text:span></text:p>
            </text:list-header>
          </text:list>
        </text:list-header>
      </text:list>
      <text:p text:style-name="P26"><text:span text:style-name="T12"><text:tab/>Le </text:span><text:span text:style-name="T9">Data-center.</text:span></text:p>
      <text:p text:style-name="P26"><text:span text:style-name="T9"><text:tab/>Le routage des différents sites en OSPF.</text:span></text:p>
      <text:p text:style-name="P26"><text:span text:style-name="T9"><text:tab/>Une DMZ dans ce Datacenter permettant d’héberger un site vitrine pour <text:tab/>appuyer la stratégie de développement commercial.</text:span></text:p>
      <text:list xml:id="list162445768912167" text:continue-numbering="true" text:style-name="WWNum1">
        <text:list-item>
          <text:list>
            <text:list-header>
              <text:p text:style-name="P24"><text:span text:style-name="T9">Un serveur FTP pour les commerciaux de l’agence(accessible uniquement par eux,le service informatique,le secrétariat et la </text:span><text:span text:style-name="T11">d</text:span><text:span text:style-name="T9">irection (et son secrétariat</text:span><text:span text:style-name="T12">).</text:span></text:p>
              <text:p text:style-name="P24"><text:span text:style-name="T9">Un serveur pour les applications métiers RH(uniquement accessible par les RH, la comptabilité et la Direction.</text:span></text:p>
              <text:p text:style-name="P24"><text:span text:style-name="T9">Un site intranet accessible par l’ensemble des employés.</text:span></text:p>
              <text:p text:style-name="P27"><text:span text:style-name="T9">Un raccordement à internet. Tous les sites devront passer par cette connexion. Les adresses IP privées du réseau devront être </text:span><text:span text:style-name="T14">en</text:span><text:span text:style-name="T9"> « NAT »  vers internet.</text:span></text:p>
              <text:p text:style-name="P22"><text:span text:style-name="T9">La sécurité et l’accessibilité du Datacenter ne devra être mis en défaut.</text:span></text:p>
            </text:list-header>
          </text:list>
        </text:list-item>
      </text:list>
      <text:p text:style-name="P16"/>
      <text:p text:style-name="P20"><text:soft-page-break/><text:span text:style-name="T8">Le protocole VTP (VLAN Trunking Protocol) </text:span>:</text:p>
      <text:p text:style-name="P7"><text:span text:style-name="T9"><text:tab/>Protocole CISCO de niveau 2 utilisé pour configurer et administrer les VLAN.</text:span></text:p>
      <text:p text:style-name="P7"><text:span text:style-name="T9"><text:tab/>Nous avons choisi d’utilis</text:span><text:span text:style-name="T14">er</text:span><text:span text:style-name="T9"> ce protocole pour la gestion de nos VLANs. Il nous <text:tab/>permet d’administrer facilement notre flotte de VLANs, et nous évite toute <text:tab/>incohérence dans leur configuration.</text:span></text:p>
      <text:p text:style-name="P7"><text:span text:style-name="T9"><text:tab/>Il fonctionne selon 3 modes, sur un </text:span><text:span text:style-name="T14">commutateur</text:span><text:span text:style-name="T9"> CISCO :</text:span></text:p>
      <text:p text:style-name="P8"><text:span text:style-name="T9"><text:tab/><text:tab/>- </text:span><text:span text:style-name="T14">VTP </text:span><text:span text:style-name="T9">Client</text:span></text:p>
      <text:p text:style-name="P8"><text:span text:style-name="T9"><text:tab/><text:tab/>- </text:span><text:span text:style-name="T14">VTP </text:span><text:span text:style-name="T9">Serveur</text:span></text:p>
      <text:p text:style-name="P7"><text:span text:style-name="T9"><text:tab/><text:tab/>- </text:span><text:span text:style-name="T14">VTP </text:span><text:span text:style-name="T9">Transparent</text:span></text:p>
      <text:p text:style-name="P6"><text:span text:style-name="T9"><text:tab/>Les modifications s’effectuent sur le </text:span><text:span text:style-name="T14">VTP</text:span><text:span text:style-name="T9"> Serve</text:span><text:span text:style-name="T14">u</text:span><text:span text:style-name="T9">r, puis elles sont distribuées à <text:tab/>l’ensemble du domaine VTP via les liens « trunk ».</text:span></text:p>
      <text:p text:style-name="P6"><text:span text:style-name="T9"><text:tab/>Quand ce dernier est en mode transparent, il reçoit les mises à jours et les <text:tab/>transmet à ses voisins sans en prendre compte. Mais il peut créer et modifier sa <text:tab/>propre flotte.</text:span></text:p>
      <text:p text:style-name="P6"><text:span text:style-name="T9"><text:tab/>Les clients appliquent automatiquement les changements reçus du domaine VTP.</text:span></text:p>
      <text:p text:style-name="P17"/>
      <text:p text:style-name="P17"><text:span text:style-name="T8">Le protocole LACP (Link Agregation Control Protocol) </text:span>:</text:p>
      <text:p text:style-name="P15"><text:tab/><text:span text:style-name="T23">Protocole standard utilisé pour l’agrégation de liens entre deux commutateurs, <text:tab/>elle-même utilisée comme système de redondance des interfaces.</text:span></text:p>
      <text:p text:style-name="P15"><text:tab/><text:span text:style-name="T23">Nous avons choisi d’utiliser ce protocole plutôt que PAGP puisque même si les <text:tab/>deux se configurent de la même manière, LACP est un protocole ouvert ce qui <text:tab/>garanti une meilleure documentation et un meilleur support.</text:span></text:p>
      <text:p text:style-name="P12"/>
      <text:p text:style-name="P19"><text:span text:style-name="T8">Le protocole OSPF (Open Shortest Path First)</text:span> :</text:p>
      <text:p text:style-name="P13"><text:tab/><text:span text:style-name="T9">Standar</text:span><text:span text:style-name="T14">d</text:span><text:span text:style-name="T9"> de l’IETF, il est présent sur l’ensemble des </text:span><text:span text:style-name="T14">routeurs Cisco. Il s’agit d’un <text:tab/>protocole de routage dynamique à état de lien utilisant l’algorithme de Dijkstra <text:tab/>pour déterminer une route optimale (au coût le moins élevé).</text:span></text:p>
      <text:p text:style-name="P13"><text:span text:style-name="T14"><text:tab/>Nous avons choisi d’intégrer ce protocole plutôt que EIGRP car l’OSPF offre une <text:tab/>plus grande flexibilité quand aux critères pris en compte : en effet, EIGRP est un <text:tab/>protocole à vecteur de distance et choisira donc la route la plus courte en se <text:tab/>basant sur le délai, la charge, la fiabilité, etc.</text:span></text:p>
      <text:p text:style-name="P13"><text:span text:style-name="T14"><text:tab/>En revanche, le protocole OSPF se base sur un</text:span><text:span text:style-name="T15">e composante métrique <text:tab/></text:span><text:span text:style-name="T14">configurable : le coût, ce <text:tab/>qui nous octroie la pleine maîtrise de notre topologie.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text:span text:style-name="T7">Le commutateur utilisé</text:span> :</text:p>
      <text:p text:style-name="P13"/>
      <text:p text:style-name="P20"><text:span text:style-name="T7">Le routeur utilisé</text:span> :</text:p>
      <text:p text:style-name="P18"/>
      <text:p text:style-name="P19"><text:span text:style-name="T8">Le chiffrement SSH (Secure Shell)</text:span> :</text:p>
      <text:p text:style-name="P14"><text:tab/><text:span text:style-name="T21">Protocole de communication sécurisé implémenté dans tous les équipements <text:tab/>réseau Cisco, et fonctionnant sur un principe d’authentification.</text:span></text:p>
      <text:p text:style-name="P14"><text:tab/><text:span text:style-name="T22">Il a été sélectionné pour le chiffrement de l’interface de configuration en raison <text:tab/>de son intégration dans l’IOS, son statut de protocole libre et pour le niveau de <text:tab/>sécurité qu’il off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1" style:display-name="ListLabel 1" style:family="text"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MT1" style:family="text">
      <style:text-properties officeooo:rsid="002a52a2"/>
    </style:style>
    <style:page-layout style:name="Mpm1">
      <style:page-layout-properties fo:page-width="21.001cm" fo:page-height="31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 <text:span text:style-name="MT1">&amp; Valentin PICQUENDAR</text:span><text:tab/><text:tab/><text:page-number text:select-page="current">3</text:page-number>/<text:page-count>3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en Carteron</meta:initial-creator>
    <meta:creation-date>2017-09-25T14:23:33.78</meta:creation-date>
    <dc:date>2019-04-10T16:24:44.066000000</dc:date>
    <meta:editing-duration>P1DT19H21M30S</meta:editing-duration>
    <meta:editing-cycles>559</meta:editing-cycles>
    <meta:generator>LibreOffice/6.1.5.2$Windows_X86_64 LibreOffice_project/90f8dcf33c87b3705e78202e3df5142b201bd805</meta:generator>
    <dc:creator>Matthieu Carteron</dc:creator>
    <meta:document-statistic meta:table-count="0" meta:image-count="0" meta:object-count="0" meta:page-count="3" meta:paragraph-count="52" meta:word-count="669" meta:character-count="4241" meta:non-whitespace-character-count="3593"/>
  </office:meta>
</office:document-meta>
</file>